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7cm"/>
        </style:tab-stops>
      </style:paragraph-properties>
      <style:text-properties style:font-name="Abyssinica SIL" fo:font-size="20pt" style:text-underline-style="solid" style:text-underline-width="auto" style:text-underline-color="font-color" officeooo:rsid="0000a499" officeooo:paragraph-rsid="0000a499" style:font-size-asian="17.5pt" style:font-size-complex="20pt"/>
    </style:style>
    <style:style style:name="P2" style:family="paragraph" style:parent-style-name="Standard">
      <style:text-properties style:text-position="super 58%" style:font-name="Abyssinica SIL" fo:font-size="24pt" fo:font-style="normal" style:text-underline-style="none" fo:font-weight="normal" officeooo:rsid="0000a499" officeooo:paragraph-rsid="0000a499" style:font-size-asian="24pt" style:font-style-asian="normal" style:font-weight-asian="normal" style:font-size-complex="24pt" style:font-style-complex="normal" style:font-weight-complex="normal"/>
    </style:style>
    <style:style style:name="P3" style:family="paragraph" style:parent-style-name="Standard">
      <style:text-properties style:text-position="super 58%" style:font-name="Abyssinica SIL" fo:font-size="24pt" fo:font-style="normal" style:text-underline-style="none" fo:font-weight="normal" officeooo:rsid="0002e471" officeooo:paragraph-rsid="0002e471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Standard">
      <style:text-properties style:text-position="super 58%" style:font-name="Abyssinica SIL" fo:font-size="24pt" fo:font-style="normal" style:text-underline-style="none" fo:font-weight="normal" officeooo:rsid="0000e9cc" officeooo:paragraph-rsid="0000e9cc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text-properties style:text-position="super 58%" style:font-name="Abyssinica SIL" fo:font-size="24pt" fo:font-style="normal" style:text-underline-style="none" fo:font-weight="normal" officeooo:rsid="0002e471" officeooo:paragraph-rsid="0002e471" style:font-size-asian="21pt" style:font-style-asian="normal" style:font-weight-asian="normal" style:font-size-complex="24pt" style:font-style-complex="normal" style:font-weight-complex="normal"/>
    </style:style>
    <style:style style:name="P6" style:family="paragraph" style:parent-style-name="Standard">
      <style:text-properties style:text-position="super 58%" style:font-name="Abyssinica SIL" fo:font-size="14pt" fo:font-style="normal" style:text-underline-style="none" fo:font-weight="normal" officeooo:rsid="0002e471" officeooo:paragraph-rsid="0002e471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text-position="super 58%" style:font-name="Liberation Mono" fo:font-size="24pt" fo:font-style="normal" style:text-underline-style="solid" style:text-underline-width="auto" style:text-underline-color="font-color" fo:font-weight="normal" officeooo:rsid="0000a499" officeooo:paragraph-rsid="0000a499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1pt" style:font-size-complex="24pt"/>
    </style:style>
    <style:style style:name="T3" style:family="text">
      <style:text-properties style:text-position="super 58%"/>
    </style:style>
    <style:style style:name="T4" style:family="text">
      <style:text-properties officeooo:rsid="0000e9cc"/>
    </style:style>
    <style:style style:name="T5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QL ASSIGNMENT – 2</text:span></text:p>
      <text:p text:style-name="P7"/>
      <text:p text:style-name="P2">1) which field of the cutomers table is the primary key?</text:p>
      <text:p text:style-name="P3">Ans.Cnum field is primary key of customers table.</text:p>
      <text:p text:style-name="P6"/>
      <text:p text:style-name="P2">2) what is the 4th column of the customers <text:span text:style-name="T4">table?</text:span></text:p>
      <text:p text:style-name="P3">Ans. Rating is the 4th column of the customers table.</text:p>
      <text:p text:style-name="P6"/>
      <text:p text:style-name="P4">3)what is another word for row? For column?</text:p>
      <text:p text:style-name="P5">Ans. For row=Tuple,Entity</text:p>
      <text:p text:style-name="P5"><text:span text:style-name="T5"><text:s text:c="10"/></text:span>For column=attributes</text:p>
      <text:p text:style-name="P5"><text:s text:c="3"/></text:p>
      <text:p text:style-name="P4">4) why isn’t it possible to see the first five rows of a table?</text:p>
      <text:p text:style-name="P3">Ans. In database harddisk rows are fragmented(scattered),selection of row depends upon addr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35:55.324512575</meta:creation-date>
    <dc:date>2023-09-14T13:41:49.866355865</dc:date>
    <meta:editing-duration>PT15M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1" meta:word-count="81" meta:character-count="485" meta:non-whitespace-character-count="400"/>
  </office:meta>
</office:document-meta>
</file>